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286c" officeooo:paragraph-rsid="000c286c"/>
    </style:style>
    <style:style style:name="T1" style:family="text">
      <style:text-properties officeooo:rsid="000e1c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n sah, dass das was er eben g<text:span text:style-name="T1">e</text:span>rade als Rauschen der Bäume im Wind wahrgenommen hatte, immer unwirklichere Formen annahm wie ein <text:span text:style-name="T1">g</text:span>espenstischer Tanz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2:09:05.414000000</meta:creation-date>
    <dc:date>2017-01-03T23:31:47.025000000</dc:date>
    <meta:editing-duration>PT9H25M2S</meta:editing-duration>
    <meta:editing-cycles>1</meta:editing-cycles>
    <meta:document-statistic meta:table-count="0" meta:image-count="0" meta:object-count="0" meta:page-count="1" meta:paragraph-count="1" meta:word-count="24" meta:character-count="151" meta:non-whitespace-character-count="126"/>
    <meta:generator>LibreOffice/5.0.6.3$Windows_x86 LibreOffice_project/490fc03b25318460cfc54456516ea2519c11d1aa</meta:generator>
  </office:meta>
</office:document-meta>
</file>